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paragraph-rsid="000bc6a3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bc6a3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dc01e"/>
    </style:style>
    <style:style style:name="P4" style:family="paragraph" style:parent-style-name="Title">
      <style:paragraph-properties fo:margin-top="0in" fo:margin-bottom="0in" loext:contextual-spacing="false"/>
      <style:text-properties officeooo:paragraph-rsid="000bc6a3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bc6a3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15390" officeooo:paragraph-rsid="000bc6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空</text:p>
      <text:p text:style-name="P1"/>
      <text:p text:style-name="P2"/>
      <text:p text:style-name="P2">對月同行影爲空，</text:p>
      <text:p text:style-name="P2">一城空寂伴寒風。</text:p>
      <text:p text:style-name="P2">心似黃連睜眼夢，</text:p>
      <text:p text:style-name="P2">歲月靜好幸福眠。</text:p>
      <text:p text:style-name="P2">心中無人空做夢，</text:p>
      <text:p text:style-name="P2">山月易老夜難熬。</text:p>
      <text:p text:style-name="P2">隔岸應是滿城紅，</text:p>
      <text:p text:style-name="P2">長夜炮竹萬家同。</text:p>
      <text:p text:style-name="P2">笑眼映來宗族情，</text:p>
      <text:p text:style-name="P2">舉杯共飲一年夢。</text:p>
      <text:p text:style-name="P2"/>
      <text:p text:style-name="P2">-------- 2021除夕</text:p>
      <text:p text:style-name="P2"/>
      <text:p text:style-name="P2">不知不覺又是一年，寂寞空爲伴，月下無影似魂淡。</text:p>
      <text:p text:style-name="P6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31T00:47:18.661057793</dc:date>
    <meta:editing-duration>PT1H13M39S</meta:editing-duration>
    <meta:editing-cycles>52</meta:editing-cycles>
    <meta:document-statistic meta:table-count="0" meta:image-count="0" meta:object-count="0" meta:page-count="1" meta:paragraph-count="13" meta:word-count="108" meta:character-count="119" meta:non-whitespace-character-count="118"/>
  </office:meta>
</office:document-meta>
</file>